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3">
      <style:paragraph-properties fo:margin-left="0in" fo:margin-right="0in" fo:margin-top="0in" fo:margin-bottom="0.1965in" style:contextual-spacing="false" fo:text-indent="0in" style:auto-text-indent="false" style:writing-mode="lr-tb"/>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Geliştirici: Fatih Gökgöz</text:h>
      <text:h text:style-name="Heading_20_4" text:outline-level="4">Orta Katman ve Uygulama Yönetimi</text:h>
      <text:h text:style-name="Heading_20_4" text:outline-level="4">İletişim: fgokgoz@burgan.com.tr</text:h>
      <text:p text:style-name="Horizontal_20_Line"/>
      <text:h text:style-name="Heading_20_3" text:outline-level="3"><text:span text:style-name="Strong_20_Emphasis">Uygulama Hakkında</text:span></text:h>
      <text:p text:style-name="Text_20_body">Bu PowerShell tabanlı GUI uygulaması, AES-256 şifreleme algoritması kullanarak metinleri şifreleyebilir veya şifrelenmiş metinleri çözebilir. Şifreleme ve çözme işlemleri, kullanıcı tarafından girilen bir anahtar (32 karakter), IV (16 karakter), şifreleme modu ve padding moduna göre yapılmaktadır.</text:p>
      <text:h text:style-name="Heading_20_3" text:outline-level="3"><text:span text:style-name="Strong_20_Emphasis">Özellikler</text:span></text:h>
      <text:list text:style-name="L1">
        <text:list-item>
          <text:p text:style-name="P3"><text:span text:style-name="Strong_20_Emphasis">AES-256 Şifreleme</text:span> ve <text:span text:style-name="Strong_20_Emphasis">Çözme</text:span>: Kullanıcı tarafından sağlanan anahtar ve IV ile metni şifreleyebilir ve çözebilir.</text:p>
        </text:list-item>
        <text:list-item>
          <text:p text:style-name="P3"><text:span text:style-name="Strong_20_Emphasis">GUI Arayüzü</text:span>: Uygulama, kullanıcı dostu bir arayüz ile şifreleme ve çözme işlemlerini kolaylaştırır.</text:p>
        </text:list-item>
        <text:list-item>
          <text:p text:style-name="P3"><text:span text:style-name="Strong_20_Emphasis">Çift Tıklama ile Çalıştırma</text:span>: Uygulama, bir kısayol oluşturularak çift tıklama ile arka planda çalıştırılabilir.</text:p>
        </text:list-item>
        <text:list-item>
          <text:p text:style-name="P2"><text:span text:style-name="Strong_20_Emphasis">Gizli Modda Çalıştırma</text:span>: PowerShell penceresi kullanıcı tarafından görülmeden, sadece GUI ekranda gösterilir.</text:p>
        </text:list-item>
      </text:list>
      <text:p text:style-name="Horizontal_20_Line"/>
      <text:h text:style-name="Heading_20_3" text:outline-level="3"><text:span text:style-name="Strong_20_Emphasis">Sistem Gereksinimleri</text:span></text:h>
      <text:list text:style-name="L2">
        <text:list-item>
          <text:p text:style-name="P5"><text:span text:style-name="Strong_20_Emphasis">İşletim Sistemi</text:span>: Windows 7 veya üzeri</text:p>
        </text:list-item>
        <text:list-item>
          <text:p text:style-name="P5"><text:span text:style-name="Strong_20_Emphasis">PowerShell Versiyonu</text:span>: 5.1 veya daha yeni (PowerShell Core desteklenmez)</text:p>
        </text:list-item>
        <text:list-item>
          <text:p text:style-name="P5"><text:span text:style-name="Strong_20_Emphasis">İnternet Bağlantısı</text:span>: Uygulama logosunu indirip göstermek için ilk başlatmada internet bağlantısı gereklidir.</text:p>
        </text:list-item>
        <text:list-item>
          <text:p text:style-name="P4"><text:span text:style-name="Strong_20_Emphasis">Yönetici Yetkisi</text:span>: Gerekli değil.</text:p>
        </text:list-item>
      </text:list>
      <text:p text:style-name="Horizontal_20_Line"/>
      <text:h text:style-name="Heading_20_3" text:outline-level="3"><text:span text:style-name="Strong_20_Emphasis">Kurulum ve Çalıştırma Talimatları</text:span></text:h>
      <text:list text:style-name="L3">
        <text:list-item>
          <text:p text:style-name="P7"><text:span text:style-name="Strong_20_Emphasis">Script Dosyasını İndirin</text:span>: <text:span text:style-name="Source_20_Text">AES256.ps1</text:span> dosyasını güvenli bir klasöre indirin.</text:p>
        </text:list-item>
        <text:list-item>
          <text:p text:style-name="P7"><text:span text:style-name="Strong_20_Emphasis">Kısayol Oluşturun</text:span>: Script dosyasına sağ tıklayın ve “Kısayol Oluştur” seçeneğini seçin.</text:p>
        </text:list-item>
        <text:list-item>
          <text:p text:style-name="P7"><text:span text:style-name="Strong_20_Emphasis">Kısayol Özelliklerini Düzenleyin</text:span>:</text:p>
          <text:list>
            <text:list-item>
              <text:p text:style-name="P7">Kısayola sağ tıklayıp “Özellikler” bölümüne gidin.</text:p>
            </text:list-item>
            <text:list-item>
              <text:p text:style-name="P6">“Target” (Hedef) alanında, aşağıdaki satırı ekleyin:</text:p>
            </text:list-item>
          </text:list>
        </text:list-item>
      </text:list>
      <text:p text:style-name="Preformatted_20_Text"/>
      <text:p text:style-name="Preformatted_20_Text"/>
      <text:list text:continue-numbering="true" text:style-name="L3">
        <text:list-item>
          <text:list>
            <text:list-header>
              <text:p text:style-name="P1"><text:span text:style-name="Source_20_Text"/></text:p>
            </text:list-header>
            <text:list-item>
              <text:p text:style-name="P1"><text:soft-page-break/><text:span text:style-name="Source_20_Text">powershell.exe -WindowStyle Hidden -File "C:\tam_yolunuz\AES256.ps1"</text:span></text:p>
              <text:p text:style-name="P7"><text:span text:style-name="Source_20_Text">C:\tam_yolunuz\AES256.ps1</text:span> kısmını script dosyanızın tam yolu ile değiştirin.</text:p>
            </text:list-item>
          </text:list>
        </text:list-item>
        <text:list-item>
          <text:p text:style-name="P6"><text:span text:style-name="Strong_20_Emphasis">Çift Tıklayarak Çalıştırın</text:span>: Kısayolu çift tıklayarak GUI uygulamasını başlatın.</text:p>
        </text:list-item>
      </text:list>
      <text:p text:style-name="Horizontal_20_Line"/>
      <text:h text:style-name="Heading_20_3" text:outline-level="3"><text:span text:style-name="Strong_20_Emphasis">Kullanım Talimatları</text:span></text:h>
      <text:list text:style-name="L4">
        <text:list-item>
          <text:p text:style-name="P8"><text:span text:style-name="Strong_20_Emphasis">Anahtar ve IV Girişi</text:span>:</text:p>
          <text:list>
            <text:list-item>
              <text:p text:style-name="P9"><text:span text:style-name="Strong_20_Emphasis">Anahtar</text:span> alanına 32 karakter uzunluğunda bir anahtar girin.</text:p>
            </text:list-item>
            <text:list-item>
              <text:p text:style-name="P9"><text:span text:style-name="Strong_20_Emphasis">IV</text:span> alanına 16 karakter uzunluğunda bir başlatma vektörü (IV) girin.</text:p>
            </text:list-item>
          </text:list>
        </text:list-item>
        <text:list-item>
          <text:p text:style-name="P8"><text:span text:style-name="Strong_20_Emphasis">Şifrelenecek Metin Girişi</text:span>: Şifrelemek istediğiniz metni "Şifrelenecek Metin" alanına girin.</text:p>
        </text:list-item>
        <text:list-item>
          <text:p text:style-name="P8"><text:span text:style-name="Strong_20_Emphasis">Şifreleme veya Çözme Modunu Seçin</text:span>:</text:p>
          <text:list>
            <text:list-item>
              <text:p text:style-name="P9"><text:span text:style-name="Strong_20_Emphasis">AES Modu</text:span>: CBC, ECB, CFB, veya OFB gibi şifreleme modlarından birini seçin.</text:p>
            </text:list-item>
            <text:list-item>
              <text:p text:style-name="P9"><text:span text:style-name="Strong_20_Emphasis">Padding Modu</text:span>: PKCS7, None, Zeros vb. padding modlarından birini seçin.</text:p>
            </text:list-item>
          </text:list>
        </text:list-item>
        <text:list-item>
          <text:p text:style-name="P8"><text:span text:style-name="Strong_20_Emphasis">Şifrele veya Çöz</text:span>:</text:p>
          <text:list>
            <text:list-item>
              <text:p text:style-name="P9">“Şifrele” butonuna tıklayarak metni şifreleyin. Sonuç hexadecimal formatında "Şifreli Metin" alanında gösterilecektir.</text:p>
            </text:list-item>
            <text:list-item>
              <text:p text:style-name="P8">“Çöz” butonuna tıklayarak şifrelenmiş metni çözebilirsiniz.</text:p>
            </text:list-item>
          </text:list>
        </text:list-item>
      </text:list>
      <text:p text:style-name="Horizontal_20_Line"/>
      <text:h text:style-name="Heading_20_3" text:outline-level="3"><text:span text:style-name="Strong_20_Emphasis">Notlar</text:span></text:h>
      <text:list text:style-name="L5">
        <text:list-item>
          <text:p text:style-name="P11"><text:span text:style-name="Strong_20_Emphasis">Şifreleme Modu ve Padding Modu</text:span>: Varsayılan modlar CBC ve PKCS7’dir. Diğer modları seçtiğinizde şifreleme algoritmasının sonucu değişebilir.</text:p>
        </text:list-item>
        <text:list-item>
          <text:p text:style-name="P10"><text:span text:style-name="Strong_20_Emphasis">İnternet Bağlantısı Gereksinimi</text:span>: Uygulamanın sağ alt köşesindeki logonun internetten indirilmesi için ilk çalıştırmada internet bağlantısı gereklidir. Logo bir kez indirildikten sonra tekrar bağlantıya ihtiyaç duyulmaz.</text:p>
        </text:list-item>
      </text:list>
      <text:p text:style-name="Horizontal_20_Line"/>
      <text:h text:style-name="Heading_20_3" text:outline-level="3"><text:span text:style-name="Strong_20_Emphasis">Sorun Giderme</text:span></text:h>
      <text:list text:style-name="L6">
        <text:list-item>
          <text:p text:style-name="P13"><text:span text:style-name="Strong_20_Emphasis">PowerShell Penceresi Görünür</text:span>: Eğer PowerShell penceresi arka planda değil de görünür bir şekilde açılıyorsa, kısayolun “Target” alanını kontrol edin ve <text:span text:style-name="Source_20_Text">-WindowStyle Hidden</text:span> parametresinin eklendiğinden emin olun.</text:p>
        </text:list-item>
        <text:list-item>
          <text:p text:style-name="P13"><text:span text:style-name="Strong_20_Emphasis">Anahtar veya IV Hatası</text:span>: AES şifreleme için anahtar 32 karakter, IV ise 16 karakter uzunluğunda olmalıdır. Bu gereksinimler sağlanmazsa hata alabilirsiniz.</text:p>
        </text:list-item>
        <text:list-item>
          <text:p text:style-name="P12"><text:span text:style-name="Strong_20_Emphasis">Uygulama Yanıt Vermiyor</text:span>: PowerShell veya script beklenmedik şekilde yanıt vermezse, Görev Yöneticisi’nden işlemi sonlandırıp tekrar başlatın.</text:p>
        </text:list-item>
      </text:list>
      <text:p text:style-name="Horizontal_20_Line"/>
      <text:h text:style-name="Heading_20_3" text:outline-level="3"><text:soft-page-break/><text:span text:style-name="Strong_20_Emphasis">İletişim ve Destek</text:span></text:h>
      <text:p text:style-name="Text_20_body">Bu uygulama ile ilgili her türlü geri bildiriminiz veya destek ihtiyacınız için lütfen aşağıdaki e-posta adresinden iletişime geçin:</text:p>
      <text:list text:style-name="L7">
        <text:list-item>
          <text:p text:style-name="P14"><text:span text:style-name="Strong_20_Emphasis">Fatih Gökgöz</text:span>: fgokgoz@burgan.com.t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01:19:49.253000000</meta:creation-date>
    <dc:date>2024-10-30T01:23:46.926000000</dc:date>
    <meta:editing-duration>PT3M58S</meta:editing-duration>
    <meta:editing-cycles>1</meta:editing-cycles>
    <meta:document-statistic meta:table-count="0" meta:image-count="0" meta:object-count="0" meta:page-count="3" meta:paragraph-count="46" meta:word-count="444" meta:character-count="3401" meta:non-whitespace-character-count="3035"/>
    <meta:generator>LibreOffice/7.6.1.2$Windows_X86_64 LibreOffice_project/f5defcebd022c5bc36bbb79be232cb6926d8f674</meta:generator>
  </office:meta>
</office:document-meta>
</file>